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Wingdings" style:font-family-asian="Wingdings" style:font-family-complex="Wingdings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right="0.10pt"/>
    </style:style>
    <style:style style:name="P8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Enoncé:</text:span><text:span text:style-name="T2"/></text:p>
      <text:p text:style-name="P1"><text:span text:style-name="T2"/></text:p>
      <text:p text:style-name="P1"><text:span text:style-name="T3">Ecrivez l'algorithme qui calcule un nombre entier aléatoire compris entre 0 et 99 et qui demande ensuite à l'utilisateur de le deviner. A chaque tentative de l'utilisateur, l'algorithme doit indiquer si le nombre fourni par l'utilisateur est plus grand, plus petit ou égal au nombre choisi. Dans le dernier cas, l'utilisateur a trouvé et l'algorithme s'arrête.</text:span></text:p>
      <text:p text:style-name="P1"><text:span text:style-name="T3">Le nombre de tentatives de l'utilisateur pour deviner le nombre doit également être calculé.</text:span></text:p>
      <text:p text:style-name="P1"><text:span text:style-name="T3">Le calcul du nombre aléatoire ne fait pas partie de l'algorithme. Vous pouvez appeler la fonction Alea(). Elle se charge de générer un nombre réel aléatoire compris entre 0 et 1.</text:span></text:p>
      <text:p text:style-name="P1"><text:span text:style-name="T4"/></text:p>
      <text:p text:style-name="P1"><text:span text:style-name="T4"><text:s/></text:span></text:p>
      <text:p text:style-name="P1"><text:span text:style-name="T4"/></text:p>
      <text:p text:style-name="P1"><text:span text:style-name="T4">Ecrivez le programme Java correspondant</text:span></text:p>
      <text:p text:style-name="P1"><text:span text:style-name="T4"/></text:p>
      <text:p text:style-name="P1"><text:span text:style-name="T4"/></text:p>
      <text:p text:style-name="P2"><text:span text:style-name="T5">ALGORITHME jeu_VariableJeu</text:span></text:p>
      <text:p text:style-name="P2"><text:span text:style-name="T6"><text:tab/></text:span><text:span text:style-name="T7">VARIABLE<text:s/></text:span><text:span text:style-name="T8"><text:tab/></text:span></text:p>
      <text:p text:style-name="P2"><text:span text:style-name="T8"><text:tab/><text:tab/></text:span><text:span text:style-name="T9">ENTIER</text:span><text:span text:style-name="T10"><text:s/>n, valeur, i<text:line-break/><text:tab/><text:tab/></text:span></text:p>
      <text:p text:style-name="P2"><text:span text:style-name="T10"><text:tab/></text:span><text:span text:style-name="T11">DEBUT</text:span><text:span text:style-name="T12"><text:tab/></text:span></text:p>
      <text:p text:style-name="P3"><text:span text:style-name="T12"><text:tab/><text:tab/>n<text:s/></text:span><text:span text:style-name="T13">ß</text:span><text:span text:style-name="T14"><text:s/>Alea()*100<text:line-break/><text:tab/><text:tab/>i=0</text:span><text:span text:style-name="T15"/></text:p>
      <text:p text:style-name="P4"><text:span text:style-name="T15"><text:tab/><text:tab/></text:span><text:span text:style-name="T16">FAIRE<text:line-break/><text:tab/><text:tab/><text:tab/></text:span><text:span text:style-name="T17">ECRIRE</text:span><text:span text:style-name="T18"><text:s/>("Trouver le chiffre secret : ")<text:line-break/><text:tab/><text:tab/><text:tab/></text:span><text:span text:style-name="T19">LIRE<text:s/></text:span><text:span text:style-name="T20">(valeur)<text:line-break/><text:tab/><text:tab/><text:tab/>i = i+1 </text:span></text:p>
      <text:p text:style-name="P5"><text:span text:style-name="T20"><text:tab/><text:tab/><text:tab/></text:span><text:span text:style-name="T21">SI</text:span><text:span text:style-name="T22"><text:s/>n&lt;valeur<text:s/></text:span><text:span text:style-name="T23">ALORS<text:s/></text:span><text:span text:style-name="T24"><text:tab/><text:tab/><text:tab/><text:tab/><text:line-break/></text:span><text:span text:style-name="T25"><text:tab/></text:span><text:span text:style-name="T26"><text:tab/><text:tab/><text:tab/></text:span><text:span text:style-name="T27">ECRIRE<text:s/></text:span><text:span text:style-name="T28">(" Trop grand")</text:span></text:p>
      <text:p text:style-name="P6"><text:span text:style-name="T28"><text:tab/><text:tab/><text:tab/></text:span><text:span text:style-name="T29">SINON_SI<text:s/></text:span><text:span text:style-name="T30">n&gt;valeur<text:s/></text:span><text:span text:style-name="T31">ALORS</text:span><text:span text:style-name="T32"><text:line-break/><text:tab/><text:tab/><text:tab/><text:tab/></text:span><text:span text:style-name="T33">ECRIRE</text:span><text:span text:style-name="T34">("Trop petit ")<text:line-break/><text:tab/><text:tab/></text:span><text:span text:style-name="T35">TANT QUE<text:s/></text:span><text:span text:style-name="T36">n != valeur </text:span></text:p>
      <text:p text:style-name="P7"><text:span text:style-name="T36"><text:tab/><text:tab/></text:span><text:span text:style-name="T37">ECRIRE</text:span><text:span text:style-name="T38">(" Vous avez trouvé en "i" coups")<text:line-break/></text:span></text:p>
      <text:p text:style-name="P8"><text:span text:style-name="T38"><text:tab/></text:span><text:span text:style-name="T39">FIN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